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4pt"/>
    </style:style>
    <style:style style:name="co3" style:family="table-column">
      <style:table-column-properties fo:break-before="auto" style:column-width="66.8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36.11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66ff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is-true-formula(MOD(ROW();2)=0)" style:apply-style-name="Tätigkeit" style:base-cell-address="Tabelle1.B5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B5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B7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B8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B8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B8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B8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B14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B15"/>
    </style:style>
    <style:style style:name="ce14" style:family="table-cell" style:parent-style-name="Default">
      <style:table-cell-properties fo:background-color="#cc66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B8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B8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B8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B14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is-true-formula(MOD(ROW();2)=0)" style:apply-style-name="Tätigkeit" style:base-cell-address="Tabelle1.D5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D5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D8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D11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D12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D15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D8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D11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map style:condition="is-true-formula(MOD(ROW();2)=0)" style:apply-style-name="Tätigkeit" style:base-cell-address="Tabelle1.F14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F17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D5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MOD(ROW();2)=0)" style:apply-style-name="Tätigkeit" style:base-cell-address="Tabelle1.F14"/>
    </style:style>
    <style:style style:name="ce3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tundenzettel</text:p>
          </table:table-cell>
          <table:covered-table-cell table:number-columns-repeated="6"/>
          <table:covered-table-cell table:number-columns-repeated="2" table:style-name="ce3"/>
        </table:table-row>
        <table:table-row table:style-name="ro2" table:number-rows-repeated="2">
          <table:table-cell table:number-columns-repeated="9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Tobias Schwindl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Philipp Eidenschink 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Florian Laufenböck</text:p>
          </table:table-cell>
          <table:covered-table-cell table:style-name="ce1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Tätigkeit</text:p>
          </table:table-cell>
          <table:table-cell table:style-name="ce5" office:value-type="string" calcext:value-type="string">
            <text:p>Stunden</text:p>
          </table:table-cell>
          <table:table-cell table:style-name="ce19" office:value-type="string" calcext:value-type="string">
            <text:p>Tätigkeit</text:p>
          </table:table-cell>
          <table:table-cell table:style-name="ce19" office:value-type="string" calcext:value-type="string">
            <text:p>Stunden</text:p>
          </table:table-cell>
          <table:table-cell table:style-name="ce19" office:value-type="string" calcext:value-type="string">
            <text:p>Tätigkeit</text:p>
          </table:table-cell>
          <table:table-cell table:style-name="ce19" office:value-type="string" calcext:value-type="string">
            <text:p>Stunden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Einarbeitung Plattformen</text:p>
          </table:table-cell>
          <table:table-cell table:style-name="ce6" office:value-type="float" office:value="5" calcext:value-type="float">
            <text:p>5</text:p>
          </table:table-cell>
          <table:table-cell table:style-name="ce20" table:number-columns-repeated="3"/>
          <table:table-cell table:style-name="ce29"/>
          <table:table-cell table:number-columns-repeated="2"/>
        </table:table-row>
        <table:table-row table:style-name="ro4">
          <table:table-cell/>
          <table:table-cell table:style-name="ce7" office:value-type="string" calcext:value-type="string">
            <text:p>Konzepte + Software Design</text:p>
          </table:table-cell>
          <table:table-cell table:style-name="ce7" office:value-type="float" office:value="15" calcext:value-type="float">
            <text:p>15</text:p>
          </table:table-cell>
          <table:table-cell table:style-name="ce20" table:number-columns-repeated="3"/>
          <table:table-cell table:style-name="ce29"/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Evaluation Erika OS NIOS2</text:p>
          </table:table-cell>
          <table:table-cell table:style-name="ce15" office:value-type="float" office:value="10" calcext:value-type="float">
            <text:p>10</text:p>
          </table:table-cell>
          <table:table-cell table:style-name="ce21"/>
          <table:table-cell table:style-name="ce25"/>
          <table:table-cell table:style-name="ce20"/>
          <table:table-cell table:style-name="ce29"/>
          <table:table-cell table:number-columns-repeated="2"/>
        </table:table-row>
        <table:table-row table:style-name="ro5">
          <table:table-cell/>
          <table:table-cell table:style-name="ce8" office:value-type="string" calcext:value-type="string">
            <text:p>FreeRTOS (Evaluation, NIOS2 Anpassungen, Konfiguration, Tasks)</text:p>
          </table:table-cell>
          <table:table-cell table:style-name="ce15" office:value-type="float" office:value="25" calcext:value-type="float">
            <text:p>25</text:p>
          </table:table-cell>
          <table:table-cell table:style-name="ce21"/>
          <table:table-cell table:style-name="ce25"/>
          <table:table-cell table:style-name="ce20"/>
          <table:table-cell table:style-name="ce29"/>
          <table:table-cell table:number-columns-repeated="2"/>
        </table:table-row>
        <table:table-row table:style-name="ro5">
          <table:table-cell/>
          <table:table-cell table:style-name="ce9" office:value-type="string" calcext:value-type="string">
            <text:p>Treiberentwicklung NIOS2 (mpu, ultraschall, steering, drive)</text:p>
          </table:table-cell>
          <table:table-cell table:style-name="ce16" office:value-type="float" office:value="30" calcext:value-type="float">
            <text:p>30</text:p>
          </table:table-cell>
          <table:table-cell table:style-name="ce21"/>
          <table:table-cell table:style-name="ce25"/>
          <table:table-cell table:style-name="ce20"/>
          <table:table-cell table:style-name="ce29"/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Fehlersuche gcc und c++</text:p>
          </table:table-cell>
          <table:table-cell table:style-name="ce17" office:value-type="float" office:value="15" calcext:value-type="float">
            <text:p>15</text:p>
          </table:table-cell>
          <table:table-cell table:style-name="ce22"/>
          <table:table-cell table:style-name="ce26"/>
          <table:table-cell table:style-name="ce20"/>
          <table:table-cell table:style-name="ce29"/>
          <table:table-cell table:number-columns-repeated="2"/>
        </table:table-row>
        <table:table-row table:style-name="ro6">
          <table:table-cell/>
          <table:table-cell table:style-name="ce11" office:value-type="string" calcext:value-type="string">
            <text:p>Testing (einzelne Komponenten + Integration)</text:p>
          </table:table-cell>
          <table:table-cell table:style-name="ce11" office:value-type="float" office:value="30" calcext:value-type="float">
            <text:p>30</text:p>
          </table:table-cell>
          <table:table-cell table:style-name="ce23" table:number-columns-repeated="2"/>
          <table:table-cell table:style-name="ce20"/>
          <table:table-cell table:style-name="ce29"/>
          <table:table-cell table:style-name="ce31"/>
          <table:table-cell/>
        </table:table-row>
        <table:table-row table:style-name="ro2">
          <table:table-cell/>
          <table:table-cell table:style-name="ce11" office:value-type="string" calcext:value-type="string">
            <text:p>Dokumentation</text:p>
          </table:table-cell>
          <table:table-cell table:style-name="ce11" office:value-type="float" office:value="15" calcext:value-type="float">
            <text:p>15</text:p>
          </table:table-cell>
          <table:table-cell table:style-name="ce23" table:number-columns-repeated="2"/>
          <table:table-cell table:style-name="ce20"/>
          <table:table-cell table:style-name="ce29"/>
          <table:table-cell table:number-columns-repeated="2"/>
        </table:table-row>
        <table:table-row table:style-name="ro2">
          <table:table-cell/>
          <table:table-cell table:style-name="ce12"/>
          <table:table-cell table:style-name="ce18"/>
          <table:table-cell table:style-name="ce23" table:number-columns-repeated="2"/>
          <table:table-cell table:style-name="ce27"/>
          <table:table-cell table:style-name="ce30"/>
          <table:table-cell table:number-columns-repeated="2"/>
        </table:table-row>
        <table:table-row table:style-name="ro2">
          <table:table-cell/>
          <table:table-cell table:style-name="ce13" table:number-columns-repeated="2"/>
          <table:table-cell table:style-name="ce24" table:number-columns-repeated="2"/>
          <table:table-cell table:style-name="ce27"/>
          <table:table-cell table:style-name="ce30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27"/>
          <table:table-cell table:style-name="ce30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28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Gesamt</text:p>
          </table:table-cell>
          <table:table-cell table:style-name="ce2"/>
          <table:table-cell table:style-name="ce2" table:formula="of:=SUM([.C6:.C17])" office:value-type="float" office:value="145" calcext:value-type="float">
            <text:p>145</text:p>
          </table:table-cell>
          <table:table-cell table:style-name="ce2"/>
          <table:table-cell table:style-name="ce2" table:formula="of:=SUM([.E6:.E17])" office:value-type="float" office:value="0" calcext:value-type="float">
            <text:p>0</text:p>
          </table:table-cell>
          <table:table-cell table:style-name="ce2"/>
          <table:table-cell table:style-name="ce2" table:formula="of:=SUM([.G6:.G1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20">
          <table:table-cell/>
          <table:table-cell table:style-name="Default" table:number-columns-repeated="6"/>
          <table:table-cell table:number-columns-repeated="2"/>
        </table:table-row>
        <table:table-row table:style-name="ro2" table:number-rows-repeated="1048437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Tabelle1.D5:Tabelle1.E7 Tabelle1.F5:Tabelle1.G13">
            <calcext:condition calcext:apply-style-name="Tätigkeit" calcext:value="formula-is(MOD(ROW();2)=0)" calcext:base-cell-address="Tabelle1.D5"/>
          </calcext:conditional-format>
          <calcext:conditional-format calcext:target-range-address="Tabelle1.D6:Tabelle1.E7 Tabelle1.F6:Tabelle1.G13">
            <calcext:condition calcext:apply-style-name="Tätigkeit1" calcext:value="formula-is(MOD(ROW();2)=1)" calcext:base-cell-address="Tabelle1.D6"/>
          </calcext:conditional-format>
          <calcext:conditional-format calcext:target-range-address="Tabelle1.B5:Tabelle1.C5">
            <calcext:condition calcext:apply-style-name="Tätigkeit" calcext:value="formula-is(MOD(ROW();2)=0)" calcext:base-cell-address="Tabelle1.B5"/>
          </calcext:conditional-format>
          <calcext:conditional-format calcext:target-range-address="Tabelle1.D8:Tabelle1.E10">
            <calcext:condition calcext:apply-style-name="Tätigkeit" calcext:value="formula-is(MOD(ROW();2)=0)" calcext:base-cell-address="Tabelle1.D8"/>
          </calcext:conditional-format>
          <calcext:conditional-format calcext:target-range-address="Tabelle1.D8:Tabelle1.E10">
            <calcext:condition calcext:apply-style-name="Tätigkeit1" calcext:value="formula-is(MOD(ROW();2)=1)" calcext:base-cell-address="Tabelle1.D8"/>
          </calcext:conditional-format>
          <calcext:conditional-format calcext:target-range-address="Tabelle1.D11:Tabelle1.E11">
            <calcext:condition calcext:apply-style-name="Tätigkeit" calcext:value="formula-is(MOD(ROW();2)=0)" calcext:base-cell-address="Tabelle1.D11"/>
          </calcext:conditional-format>
          <calcext:conditional-format calcext:target-range-address="Tabelle1.D11:Tabelle1.E11">
            <calcext:condition calcext:apply-style-name="Tätigkeit1" calcext:value="formula-is(MOD(ROW();2)=1)" calcext:base-cell-address="Tabelle1.D11"/>
          </calcext:conditional-format>
          <calcext:conditional-format calcext:target-range-address="Tabelle1.B14:Tabelle1.C14">
            <calcext:condition calcext:apply-style-name="Tätigkeit" calcext:value="formula-is(MOD(ROW();2)=0)" calcext:base-cell-address="Tabelle1.B14"/>
          </calcext:conditional-format>
          <calcext:conditional-format calcext:target-range-address="Tabelle1.B14:Tabelle1.C14">
            <calcext:condition calcext:apply-style-name="Tätigkeit1" calcext:value="formula-is(MOD(ROW();2)=1)" calcext:base-cell-address="Tabelle1.B14"/>
          </calcext:conditional-format>
          <calcext:conditional-format calcext:target-range-address="Tabelle1.D12:Tabelle1.E14">
            <calcext:condition calcext:apply-style-name="Tätigkeit" calcext:value="formula-is(MOD(ROW();2)=0)" calcext:base-cell-address="Tabelle1.D12"/>
          </calcext:conditional-format>
          <calcext:conditional-format calcext:target-range-address="Tabelle1.D12:Tabelle1.E14">
            <calcext:condition calcext:apply-style-name="Tätigkeit1" calcext:value="formula-is(MOD(ROW();2)=1)" calcext:base-cell-address="Tabelle1.D12"/>
          </calcext:conditional-format>
          <calcext:conditional-format calcext:target-range-address="Tabelle1.F14:Tabelle1.G16">
            <calcext:condition calcext:apply-style-name="Tätigkeit" calcext:value="formula-is(MOD(ROW();2)=0)" calcext:base-cell-address="Tabelle1.F14"/>
          </calcext:conditional-format>
          <calcext:conditional-format calcext:target-range-address="Tabelle1.F14:Tabelle1.G16">
            <calcext:condition calcext:apply-style-name="Tätigkeit1" calcext:value="formula-is(MOD(ROW();2)=1)" calcext:base-cell-address="Tabelle1.F14"/>
          </calcext:conditional-format>
          <calcext:conditional-format calcext:target-range-address="Tabelle1.F17:Tabelle1.G17">
            <calcext:condition calcext:apply-style-name="Tätigkeit" calcext:value="formula-is(MOD(ROW();2)=0)" calcext:base-cell-address="Tabelle1.F17"/>
          </calcext:conditional-format>
          <calcext:conditional-format calcext:target-range-address="Tabelle1.F17:Tabelle1.G17">
            <calcext:condition calcext:apply-style-name="Tätigkeit1" calcext:value="formula-is(MOD(ROW();2)=1)" calcext:base-cell-address="Tabelle1.F17"/>
          </calcext:conditional-format>
          <calcext:conditional-format calcext:target-range-address="Tabelle1.D15:Tabelle1.E15">
            <calcext:condition calcext:apply-style-name="Tätigkeit" calcext:value="formula-is(MOD(ROW();2)=0)" calcext:base-cell-address="Tabelle1.D15"/>
          </calcext:conditional-format>
          <calcext:conditional-format calcext:target-range-address="Tabelle1.D15:Tabelle1.E15">
            <calcext:condition calcext:apply-style-name="Tätigkeit1" calcext:value="formula-is(MOD(ROW();2)=1)" calcext:base-cell-address="Tabelle1.D15"/>
          </calcext:conditional-format>
          <calcext:conditional-format calcext:target-range-address="Tabelle1.B15:Tabelle1.C15">
            <calcext:condition calcext:apply-style-name="Tätigkeit" calcext:value="formula-is(MOD(ROW();2)=0)" calcext:base-cell-address="Tabelle1.B15"/>
          </calcext:conditional-format>
          <calcext:conditional-format calcext:target-range-address="Tabelle1.B15:Tabelle1.C15">
            <calcext:condition calcext:apply-style-name="Tätigkeit1" calcext:value="formula-is(MOD(ROW();2)=1)" calcext:base-cell-address="Tabelle1.B15"/>
          </calcext:conditional-format>
          <calcext:conditional-format calcext:target-range-address="Tabelle1.B6:Tabelle1.C6">
            <calcext:condition calcext:apply-style-name="Tätigkeit" calcext:value="formula-is(MOD(ROW();2)=0)" calcext:base-cell-address="Tabelle1.B6"/>
          </calcext:conditional-format>
          <calcext:conditional-format calcext:target-range-address="Tabelle1.B6:Tabelle1.C6">
            <calcext:condition calcext:apply-style-name="Tätigkeit1" calcext:value="formula-is(MOD(ROW();2)=1)" calcext:base-cell-address="Tabelle1.B6"/>
          </calcext:conditional-format>
          <calcext:conditional-format calcext:target-range-address="Tabelle1.B8:Tabelle1.C13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3">
            <calcext:condition calcext:apply-style-name="Tätigkeit1" calcext:value="formula-is(MOD(ROW();2)=1)" calcext:base-cell-address="Tabelle1.B8"/>
          </calcext:conditional-format>
          <calcext:conditional-format calcext:target-range-address="Tabelle1.B8:Tabelle1.C13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3">
            <calcext:condition calcext:apply-style-name="Tätigkeit1" calcext:value="formula-is(MOD(ROW();2)=1)" calcext:base-cell-address="Tabelle1.B8"/>
          </calcext:conditional-format>
          <calcext:conditional-format calcext:target-range-address="Tabelle1.B7:Tabelle1.C7">
            <calcext:condition calcext:apply-style-name="Tätigkeit" calcext:value="formula-is(MOD(ROW();2)=0)" calcext:base-cell-address="Tabelle1.B7"/>
          </calcext:conditional-format>
          <calcext:conditional-format calcext:target-range-address="Tabelle1.B7:Tabelle1.C7">
            <calcext:condition calcext:apply-style-name="Tätigkeit1" calcext:value="formula-is(MOD(ROW();2)=1)" calcext:base-cell-address="Tabelle1.B7"/>
          </calcext:conditional-format>
          <calcext:conditional-format calcext:target-range-address="Tabelle1.B8:Tabelle1.C10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0">
            <calcext:condition calcext:apply-style-name="Tätigkeit1" calcext:value="formula-is(MOD(ROW();2)=1)" calcext:base-cell-address="Tabelle1.B8"/>
          </calcext:conditional-format>
          <calcext:conditional-format calcext:target-range-address="Tabelle1.B10:Tabelle1.C10">
            <calcext:condition calcext:apply-style-name="Tätigkeit" calcext:value="formula-is(MOD(ROW();2)=0)" calcext:base-cell-address="Tabelle1.B10"/>
          </calcext:conditional-format>
          <calcext:conditional-format calcext:target-range-address="Tabelle1.B10:Tabelle1.C10">
            <calcext:condition calcext:apply-style-name="Tätigkeit1" calcext:value="formula-is(MOD(ROW();2)=1)" calcext:base-cell-address="Tabelle1.B10"/>
          </calcext:conditional-format>
          <calcext:conditional-format calcext:target-range-address="Tabelle1.B12:Tabelle1.C13">
            <calcext:condition calcext:apply-style-name="Tätigkeit" calcext:value="formula-is(MOD(ROW();2)=0)" calcext:base-cell-address="Tabelle1.B12"/>
          </calcext:conditional-format>
          <calcext:conditional-format calcext:target-range-address="Tabelle1.B12:Tabelle1.C13">
            <calcext:condition calcext:apply-style-name="Tätigkeit1" calcext:value="formula-is(MOD(ROW();2)=1)" calcext:base-cell-address="Tabelle1.B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ätigkeit" style:family="table-cell" style:parent-style-name="Default">
      <style:table-cell-properties fo:background-color="#ffff99"/>
    </style:style>
    <style:style style:name="Tätigkeit1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21:23:43.8171932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9:37:29.008831168</meta:creation-date>
    <dc:date>2017-04-20T21:28:27.612894092</dc:date>
    <meta:editing-duration>PT30M31S</meta:editing-duration>
    <meta:editing-cycles>27</meta:editing-cycles>
    <meta:generator>LibreOffice/5.1.6.2$Linux_X86_64 LibreOffice_project/10m0$Build-2</meta:generator>
    <meta:document-statistic meta:table-count="1" meta:cell-count="30" meta:object-count="0"/>
  </office:meta>
</office:document-meta>
</file>